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64in"/>
    </style:style>
    <style:style style:name="co2" style:family="table-column">
      <style:table-column-properties fo:break-before="auto" style:column-width="2.7555in"/>
    </style:style>
    <style:style style:name="co3" style:family="table-column">
      <style:table-column-properties fo:break-before="auto" style:column-width="2.6457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0555in"/>
    </style:style>
    <style:style style:name="co6" style:family="table-column">
      <style:table-column-properties fo:break-before="auto" style:column-width="1.9661in"/>
    </style:style>
    <style:style style:name="co7" style:family="table-column">
      <style:table-column-properties fo:break-before="auto" style:column-width="4.1756in"/>
    </style:style>
    <style:style style:name="co8" style:family="table-column">
      <style:table-column-properties fo:break-before="auto" style:column-width="2.3063in"/>
    </style:style>
    <style:style style:name="co9" style:family="table-column">
      <style:table-column-properties fo:break-before="auto" style:column-width="2.5244in"/>
    </style:style>
    <style:style style:name="co10" style:family="table-column">
      <style:table-column-properties fo:break-before="auto" style:column-width="2.45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146in" fo:break-before="auto" style:use-optimal-row-height="false"/>
    </style:style>
    <style:style style:name="ro3" style:family="table-row">
      <style:table-row-properties style:row-height="0.2764in" fo:break-before="auto" style:use-optimal-row-height="false"/>
    </style:style>
    <style:style style:name="ro4" style:family="table-row">
      <style:table-row-properties style:row-height="0.5063in" fo:break-before="auto" style:use-optimal-row-height="false"/>
    </style:style>
    <style:style style:name="ro5" style:family="table-row">
      <style:table-row-properties style:row-height="0.4717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322in" fo:break-before="auto" style:use-optimal-row-height="false"/>
    </style:style>
    <style:style style:name="ro8" style:family="table-row">
      <style:table-row-properties style:row-height="0.6217in" fo:break-before="auto" style:use-optimal-row-height="false"/>
    </style:style>
    <style:style style:name="ro9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0pt" fo:font-weight="normal" style:font-size-asian="10pt" style:font-size-complex="10pt"/>
    </style:style>
    <style:style style:name="ce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style:font-name="Arial1" fo:font-size="10pt" fo:font-weight="normal" style:font-size-asian="10pt" style:font-size-complex="10pt"/>
    </style:style>
    <style:style style:name="ce4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style:font-name="Arial1" fo:font-size="10pt" fo:font-weight="normal" style:font-size-asian="10pt" style:font-size-complex="10pt"/>
    </style:style>
    <style:style style:name="ce5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style:font-name="Arial1" fo:font-size="10pt" fo:font-weight="normal" style:font-size-asian="10pt" style:font-size-complex="10pt"/>
    </style:style>
    <style:style style:name="ce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1" fo:font-size="10pt" fo:font-weight="normal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 fo:margin-left="0in"/>
      <style:text-properties style:font-name="Arial1" fo:font-size="10pt" fo:font-weight="normal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 fo:margin-left="0in"/>
      <style:text-properties style:font-name="Arial1" fo:font-size="10pt" fo:font-weight="normal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 fo:margin-left="0in"/>
      <style:text-properties style:font-name="Arial1" fo:font-size="10pt" fo:font-style="normal" fo:font-weight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style:font-name="Arial1" fo:font-size="10pt" fo:font-weight="normal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10pt" fo:language="en" fo:country="CA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 fo:border="0.0138in solid #000000" style:vertical-align="middle"/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1" fo:font-size="10pt" fo:font-weight="normal" style:font-size-asian="10pt" style:font-size-complex="10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en" fo:country="CA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1" fo:font-size="10pt" fo:font-weight="normal" style:font-size-asian="10pt" style:font-size-complex="10pt"/>
    </style:style>
    <style:style style:name="ce18" style:family="table-cell" style:parent-style-name="Default">
      <style:table-cell-properties fo:border-bottom="0.0138in solid #000000" fo:background-color="#ffffcc" style:text-align-source="fix" style:repeat-content="false" fo:border-left="0.0138in solid #000000" fo:border-right="none" fo:border-top="0.0346in solid #000000" style:vertical-align="middle"/>
      <style:paragraph-properties fo:text-align="center"/>
      <style:text-properties style:font-name="Arial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138in solid #000000" fo:background-color="#ffffcc" style:text-align-source="fix" style:repeat-content="false" fo:border-left="0.0138in solid #000000" fo:border-right="none" fo:border-top="0.0138in solid #000000" style:vertical-align="middle"/>
      <style:paragraph-properties fo:text-align="center"/>
      <style:text-properties style:font-name="Arial1" fo:font-size="10pt" fo:font-weight="normal" style:font-size-asian="10pt" style:font-size-complex="10pt"/>
    </style:style>
    <style:style style:name="ce20" style:family="table-cell" style:parent-style-name="Default">
      <style:table-cell-properties fo:border-bottom="0.0138in solid #000000" style:text-align-source="fix" style:repeat-content="false" fo:border-left="0.0138in solid #000000" fo:border-right="none" fo:border-top="0.0138in solid #000000" style:vertical-align="middle"/>
      <style:paragraph-properties fo:text-align="center"/>
      <style:text-properties style:font-name="Arial1" fo:font-size="10pt" fo:font-weight="normal" style:font-size-asian="10pt" style:font-size-complex="10pt"/>
    </style:style>
    <style:style style:name="ce21" style:family="table-cell" style:parent-style-name="Default">
      <style:table-cell-properties fo:border-bottom="0.0138in solid #000000" fo:background-color="#ffffcc" style:text-align-source="fix" style:repeat-content="false" fo:border-left="0.0138in solid #000000" fo:border-right="none" fo:border-top="0.0138in solid #000000" style:vertical-align="middle"/>
      <style:paragraph-properties fo:text-align="center"/>
      <style:text-properties style:use-window-font-color="true" style:font-name="Arial1" fo:font-size="10pt" fo:font-weight="normal" style:font-size-asian="10pt" style:font-size-complex="10pt"/>
    </style:style>
    <style:style style:name="ce22" style:family="table-cell" style:parent-style-name="Default">
      <style:table-cell-properties fo:background-color="#ffffcc" style:text-align-source="fix" style:repeat-content="false" fo:border="0.0138in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/>
    </style:style>
    <style:style style:name="ce24" style:family="table-cell" style:parent-style-name="Default">
      <style:table-cell-properties fo:border-bottom="0.0138in solid #000000" style:text-align-source="fix" style:repeat-content="false" fo:border-left="0.0138in solid #000000" fo:border-right="none" fo:border-top="0.0138in solid #000000" style:vertical-align="middle"/>
      <style:paragraph-properties fo:text-align="center" fo:margin-left="0in"/>
      <style:text-properties style:font-name="Arial1" fo:font-size="10pt" fo:font-weight="normal" style:font-size-asian="10pt" style:font-size-complex="10pt"/>
    </style:style>
    <style:style style:name="ce25" style:family="table-cell" style:parent-style-name="Default">
      <style:table-cell-properties fo:border-bottom="0.0138in solid #000000" style:text-align-source="fix" style:repeat-content="false" fo:border-left="0.0138in solid #000000" fo:border-right="none" fo:border-top="0.0138in solid #000000"/>
      <style:paragraph-properties fo:text-align="center" fo:margin-left="0in"/>
      <style:text-properties style:font-name="Arial1" fo:font-size="10pt" fo:font-weight="normal" style:font-size-asian="10pt" style:font-size-complex="10pt"/>
    </style:style>
    <style:style style:name="ce26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1" fo:font-size="10pt" fo:language="en" fo:country="CA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346in solid #000000" style:text-align-source="fix" style:repeat-content="false" fo:border-left="0.0138in solid #000000" fo:border-right="none" fo:border-top="0.0138in solid #000000" style:vertical-align="middle"/>
      <style:paragraph-properties fo:text-align="center"/>
      <style:text-properties style:font-name="Arial1" fo:font-size="10pt" fo:font-weight="normal" style:font-size-asian="10pt" style:font-size-complex="10pt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middle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138in solid #000000" fo:border-right="none" fo:border-top="none" style:vertical-align="middle"/>
      <style:paragraph-properties fo:text-align="start"/>
      <style:text-properties style:font-name="Arial1" fo:font-size="10pt" fo:font-weight="normal" style:font-size-asian="10pt" style:font-size-complex="10pt"/>
    </style:style>
    <style:style style:name="ce31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middle"/>
      <style:paragraph-properties fo:text-align="start"/>
      <style:text-properties style:font-name="Arial1" fo:font-size="10pt" fo:font-weight="normal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138in solid #000000" style:vertical-align="middle"/>
      <style:paragraph-properties fo:text-align="start"/>
      <style:text-properties style:font-name="Arial1" fo:font-size="10pt" fo:font-weight="normal" style:font-size-asian="10pt" style:font-size-complex="10pt"/>
    </style:style>
    <style:style style:name="ce33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start"/>
      <style:text-properties style:font-name="Arial1" fo:font-size="10pt" fo:font-weight="normal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start"/>
      <style:text-properties style:use-window-font-color="true" style:text-outline="false" style:text-line-through-style="none" style:font-name="Arial1" fo:font-size="10pt" fo:language="en" fo:country="CA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middle"/>
      <style:paragraph-properties fo:text-align="start"/>
      <style:text-properties style:font-name="Arial1" fo:font-size="10pt" fo:font-weight="normal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Arial1" fo:font-size="10pt" fo:font-weight="normal" style:font-size-asian="10pt" style:font-size-complex="10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/>
      <style:text-properties style:font-name="Arial1" fo:font-size="10pt" fo:font-weight="normal" style:font-size-asian="10pt" style:font-size-complex="10pt"/>
    </style:style>
    <style:style style:name="ce39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/>
      <style:text-properties style:font-name="Arial1" fo:font-size="10pt" fo:font-weight="normal" style:font-size-asian="10pt" style:font-size-complex="10pt"/>
    </style:style>
    <style:style style:name="ce40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middle"/>
      <style:paragraph-properties fo:text-align="center"/>
      <style:text-properties style:font-name="Arial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/>
      <style:paragraph-properties fo:text-align="start" fo:margin-left="0in"/>
      <style:text-properties style:use-window-font-color="true" style:text-outline="false" style:text-line-through-style="none" style:font-name="Arial1" fo:font-size="10pt" fo:language="en" fo:country="CA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2" style:family="table-cell" style:parent-style-name="Default">
      <style:table-cell-properties fo:wrap-option="wrap" fo:border="0.0138in solid #000000"/>
      <style:text-properties style:use-window-font-color="true" style:text-outline="false" style:text-line-through-style="none" style:font-name="Arial1" fo:font-size="10pt" fo:language="en" fo:country="CA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3" style:family="table-cell" style:parent-style-name="Default">
      <style:table-cell-properties fo:wrap-option="wrap" fo:border="0.0138in solid #000000" style:vertical-align="middle"/>
      <style:text-properties style:use-window-font-color="true" style:text-outline="false" style:text-line-through-style="none" style:font-name="Arial1" fo:font-size="10pt" fo:language="en" fo:country="CA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fo:border="0.0138in solid #000000" style:vertical-align="middle"/>
      <style:paragraph-properties fo:text-align="start" fo:margin-left="0in"/>
    </style:style>
    <style:style style:name="ce45" style:family="table-cell" style:parent-style-name="Default">
      <style:table-cell-properties fo:border-bottom="0.0138in solid #000000" style:text-align-source="fix" style:repeat-content="false" fo:border-left="0.0138in solid #000000" fo:border-right="none" fo:border-top="0.0138in solid #000000" style:vertical-align="middle"/>
      <style:paragraph-properties fo:text-align="start" fo:margin-left="0in"/>
      <style:text-properties style:font-name="Arial1" fo:font-size="10pt" fo:font-weight="normal" style:font-size-asian="10pt" style:font-size-complex="1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47" style:family="table-cell" style:parent-style-name="Default">
      <style:table-cell-properties fo:border="0.0138in solid #000000"/>
      <style:text-properties style:font-name="Arial" fo:font-size="10pt" fo:font-weight="normal" style:font-size-asian="10pt" style:font-size-complex="10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9" style:family="table-cell" style:parent-style-name="Default">
      <style:table-cell-properties style:text-align-source="fix" style:repeat-content="false" fo:border="0.0138in solid #000000" style:vertical-align="middle"/>
      <style:paragraph-properties fo:text-align="start" fo:margin-left="0in"/>
      <style:text-properties style:font-name="Arial1" fo:font-size="10pt" fo:font-weight="normal" style:font-size-asian="10pt" style:font-size-complex="10pt"/>
    </style:style>
    <style:style style:name="ce50" style:family="table-cell" style:parent-style-name="Default">
      <style:table-cell-properties fo:border-bottom="0.0138in solid #000000" style:text-align-source="fix" style:repeat-content="false" fo:wrap-option="wrap" fo:border-left="0.0138in solid #000000" fo:border-right="none" fo:border-top="0.0138in solid #000000" style:vertical-align="middle"/>
      <style:paragraph-properties fo:text-align="start" fo:margin-left="0in"/>
      <style:text-properties style:font-name="Arial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/>
      <style:text-properties style:use-window-font-color="true" style:text-outline="false" style:text-line-through-style="none" style:font-name="Arial1" fo:font-size="10pt" fo:language="en" fo:country="CA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middle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middle"/>
      <style:paragraph-properties fo:text-align="start"/>
      <style:text-properties style:use-window-font-color="true" style:text-outline="false" style:text-line-through-style="none" style:font-name="Arial1" fo:font-size="10pt" fo:language="en" fo:country="CA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4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5" style:family="table-cell" style:parent-style-name="Default">
      <style:table-cell-properties fo:background-color="#ffffcc" style:text-align-source="fix" style:repeat-content="false" fo:wrap-option="wrap" fo:border="0.0138in solid #000000" style:vertical-align="middle"/>
      <style:paragraph-properties fo:text-align="center"/>
      <style:text-properties fo:color="#ff0000" style:font-name="Arial1" fo:font-size="10pt" fo:font-weight="normal" style:font-size-asian="10pt" style:font-size-complex="10pt"/>
    </style:style>
    <style:style style:name="ce56" style:family="table-cell" style:parent-style-name="Default">
      <style:table-cell-properties style:text-align-source="fix" style:repeat-content="false" fo:border="0.0138in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cc" style:text-align-source="fix" style:repeat-content="false" fo:border="0.0138in solid #000000" style:vertical-align="middle"/>
      <style:paragraph-properties fo:text-align="start" fo:margin-left="0in"/>
      <style:text-properties fo:color="#ff0000" style:font-name="Arial1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start" fo:margin-left="0in"/>
      <style:text-properties style:font-name="Arial1" fo:font-size="10pt" fo:font-weight="normal" style:font-size-asian="10pt" style:font-size-complex="10pt"/>
    </style:style>
    <style:style style:name="ce5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/>
      <style:text-properties style:font-name="Arial1" fo:font-size="10pt" fo:font-weight="normal" style:font-size-asian="10pt" style:font-size-complex="10pt"/>
    </style:style>
    <style:style style:name="ce60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style:font-name="Arial1" fo:font-size="10pt" fo:font-weight="normal" style:font-size-asian="10pt" style:font-size-complex="10pt"/>
    </style:style>
    <style:style style:name="ce61" style:family="table-cell" style:parent-style-name="Default">
      <style:table-cell-properties fo:border-bottom="0.0138in solid #000000" fo:border-left="0.0138in solid #000000" fo:border-right="0.0346in solid #000000" fo:border-top="0.0138in solid #000000"/>
      <style:text-properties style:font-name="Arial1" fo:font-size="10pt" fo:font-weight="normal" style:font-size-asian="10pt" style:font-size-complex="10pt"/>
    </style:style>
    <style:style style:name="ce62" style:family="table-cell" style:parent-style-name="Default">
      <style:table-cell-properties fo:border-bottom="none" fo:border-left="none" fo:border-right="0.0346in solid #000000" fo:border-top="none"/>
    </style:style>
    <style:style style:name="ce63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start" fo:margin-left="0in"/>
      <style:text-properties style:font-name="Arial1" fo:font-size="10pt" fo:font-weight="normal" style:font-size-asian="10pt" style:font-size-complex="10pt"/>
    </style:style>
    <style:style style:name="ce64" style:family="table-cell" style:parent-style-name="Default">
      <style:table-cell-properties fo:border-bottom="0.0138in solid #000000" fo:background-color="#ffffcc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fo:color="#ff0000" style:font-name="Arial1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fo:color="#0000ff" style:font-name="Arial1" fo:font-size="10pt" fo:font-weight="normal" style:font-size-asian="10pt" style:font-size-complex="10pt"/>
    </style:style>
    <style:style style:name="ce66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style:font-name="Arial1" fo:font-size="10pt" fo:font-weight="normal" style:font-size-asian="10pt" style:font-size-complex="10pt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1" fo:font-size="10pt" fo:font-weight="normal" style:font-size-asian="10pt" style:font-size-complex="10pt"/>
    </style:style>
    <style:style style:name="ce68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0.0138in solid #000000" fo:border-right="none" fo:border-top="none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17"/>
        <table:table-column table:style-name="co4" table:default-cell-style-name="ce36"/>
        <table:table-column table:style-name="co5" table:default-cell-style-name="ce17"/>
        <table:table-column table:style-name="co6" table:default-cell-style-name="ce17"/>
        <table:table-column table:style-name="co7" table:default-cell-style-name="ce36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8" table:number-columns-repeated="1013" table:default-cell-style-name="ce17"/>
        <table:table-column table:style-name="co8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6" office:value-type="string">
            <text:p>Names</text:p>
          </table:table-cell>
          <table:table-cell table:style-name="ce16" office:value-type="string">
            <text:p>Values</text:p>
          </table:table-cell>
          <table:table-cell table:style-name="ce29" office:value-type="string">
            <text:p>Manufacturer</text:p>
          </table:table-cell>
          <table:table-cell table:style-name="ce16" office:value-type="string">
            <text:p>Vendor</text:p>
          </table:table-cell>
          <table:table-cell table:style-name="ce16" office:value-type="string">
            <text:p>Part #</text:p>
          </table:table-cell>
          <table:table-cell table:style-name="ce52" office:value-type="string">
            <text:p>Description </text:p>
          </table:table-cell>
          <table:table-cell table:style-name="ce16" office:value-type="string">
            <text:p>Unit Price </text:p>
          </table:table-cell>
          <table:table-cell table:style-name="ce16" office:value-type="string">
            <text:p>Note</text:p>
          </table:table-cell>
          <table:table-cell table:style-name="ce16"/>
          <table:table-cell table:style-name="ce68" table:number-columns-repeated="1012"/>
          <table:table-cell table:style-name="ce69"/>
          <table:table-cell/>
        </table:table-row>
        <table:table-row table:style-name="ro2">
          <table:table-cell table:number-columns-repeated="3"/>
          <table:table-cell table:style-name="ce30"/>
          <table:table-cell table:number-columns-repeated="102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string">
            <text:p>C1,C2,C3,C4,C5,C6</text:p>
          </table:table-cell>
          <table:table-cell table:style-name="ce18" office:value-type="string">
            <text:p>0.1uf</text:p>
          </table:table-cell>
          <table:table-cell table:style-name="ce31"/>
          <table:table-cell table:style-name="ce38" office:value-type="string">
            <text:p>DigiKey</text:p>
          </table:table-cell>
          <table:table-cell table:style-name="ce41" office:value-type="string">
            <text:p><text:a xlink:href="https://www.digikey.ca/product-detail/en/kemet/C1206C104K5RAC7867/399-1249-1-ND/411524">399-1249-1-ND</text:a></text:p>
          </table:table-cell>
          <table:table-cell table:style-name="ce53" office:value-type="string">
            <text:p>CAP CER 0.1UF 50V X7R 1206 </text:p>
          </table:table-cell>
          <table:table-cell table:style-name="ce38" office:value-type="string">
            <text:p>CAD 0.31</text:p>
          </table:table-cell>
          <table:table-cell table:style-name="ce38"/>
          <table:table-cell table:style-name="ce59"/>
          <table:table-cell table:number-columns-repeated="1014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8" office:value-type="string">
            <text:p>D1,D2,D3,D4,D5,D7,D8</text:p>
          </table:table-cell>
          <table:table-cell table:style-name="ce19" office:value-type="string">
            <text:p>BAT54S</text:p>
          </table:table-cell>
          <table:table-cell table:style-name="ce32"/>
          <table:table-cell table:style-name="ce39" office:value-type="string">
            <text:p>DigiKey</text:p>
          </table:table-cell>
          <table:table-cell table:style-name="ce42" office:value-type="string">
            <text:p><text:a xlink:href="https://www.digikey.ca/products/en?keywords=BAT54SRFGCT-ND%20">BAT54SRFGCT-ND</text:a></text:p>
          </table:table-cell>
          <table:table-cell table:style-name="ce34" office:value-type="string">
            <text:p>Diode Schottky 30V 200mA Surface Mount SOT-23 </text:p>
          </table:table-cell>
          <table:table-cell table:style-name="ce39" office:value-type="string">
            <text:p>CAD 0.37</text:p>
          </table:table-cell>
          <table:table-cell table:style-name="ce39"/>
          <table:table-cell table:style-name="ce60"/>
          <table:table-cell table:number-columns-repeated="101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D6</text:p>
          </table:table-cell>
          <table:table-cell table:style-name="ce19" office:value-type="string">
            <text:p>G1sG</text:p>
          </table:table-cell>
          <table:table-cell table:style-name="ce32"/>
          <table:table-cell table:style-name="ce39" office:value-type="string">
            <text:p>DigiKey</text:p>
          </table:table-cell>
          <table:table-cell table:style-name="ce36" office:value-type="string">
            <text:p><text:a xlink:href="https://www.digikey.ca/product-detail/en/micro-commercial-co/GS1G-LTP/GS1G-LTPMSCT-ND/2213607">GS!G-LTPMSCT-ND</text:a></text:p>
          </table:table-cell>
          <table:table-cell table:style-name="ce34" office:value-type="string">
            <text:p>DIODE GEN PURP 400V 1A DO214AC</text:p>
          </table:table-cell>
          <table:table-cell table:style-name="ce11" office:value-type="string">
            <text:p>CAD 0.40</text:p>
          </table:table-cell>
          <table:table-cell table:style-name="ce39"/>
          <table:table-cell table:style-name="ce60"/>
          <table:table-cell table:number-columns-repeated="101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LED1A</text:p>
          </table:table-cell>
          <table:table-cell table:style-name="ce20" office:value-type="string">
            <text:p>LED SM, 1206, YELL</text:p>
          </table:table-cell>
          <table:table-cell table:style-name="ce33"/>
          <table:table-cell table:style-name="ce39" office:value-type="string">
            <text:p>DigiKey</text:p>
          </table:table-cell>
          <table:table-cell table:style-name="ce42" office:value-type="string">
            <text:p><text:a xlink:href="https://www.digikey.ca/products/en?keywords=492-1942-1-ND%20">492-1942-1-ND</text:a></text:p>
          </table:table-cell>
          <table:table-cell table:style-name="ce34" office:value-type="string">
            <text:p>LED AMBER CLEAR 1206 SMD</text:p>
          </table:table-cell>
          <table:table-cell table:style-name="ce39" office:value-type="string">
            <text:p>CAD 0.74</text:p>
          </table:table-cell>
          <table:table-cell table:style-name="ce55" office:value-type="string" table:number-columns-spanned="1" table:number-rows-spanned="2">
            <text:p>Stuffing option <text:span text:style-name="T1">Either</text:span> LED1B (5mm) <text:span text:style-name="T1">or</text:span> LED1A (SMD 1206)</text:p>
          </table:table-cell>
          <table:table-cell table:style-name="ce61"/>
          <table:table-cell table:number-columns-repeated="101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LED1B</text:p>
          </table:table-cell>
          <table:table-cell table:style-name="ce20" office:value-type="string">
            <text:p>LED 5mm, YELL</text:p>
          </table:table-cell>
          <table:table-cell table:style-name="ce32"/>
          <table:table-cell table:style-name="ce39" office:value-type="string">
            <text:p>DigiKey</text:p>
          </table:table-cell>
          <table:table-cell table:style-name="ce42" office:value-type="string">
            <text:p><text:a xlink:href="https://www.digikey.ca/products/en?keywords=160-2241-ND">160-2241-ND</text:a></text:p>
          </table:table-cell>
          <table:table-cell table:style-name="ce34" office:value-type="string">
            <text:p>LED AMBER CLEAR T-1 3/4 T/H , 5mm radial</text:p>
          </table:table-cell>
          <table:table-cell table:style-name="ce39" office:value-type="string">
            <text:p>CAD 0.76</text:p>
          </table:table-cell>
          <table:covered-table-cell table:style-name="ce39"/>
          <table:table-cell table:style-name="ce60"/>
          <table:table-cell table:number-columns-repeated="101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R1</text:p>
          </table:table-cell>
          <table:table-cell table:style-name="ce20"/>
          <table:table-cell table:style-name="ce32"/>
          <table:table-cell table:style-name="ce39" office:value-type="string">
            <text:p>DigiKey</text:p>
          </table:table-cell>
          <table:table-cell table:style-name="ce42" office:value-type="string">
            <text:p><text:a xlink:href="https://www.digikey.ca/products/en?keywords=311-20.0FRCT-ND">311-20.0FRCT-ND</text:a></text:p>
          </table:table-cell>
          <table:table-cell table:style-name="ce34" office:value-type="string">
            <text:p>20 Ohms ±1% 0.25W, 1/4W Chip Resistor 1206 </text:p>
          </table:table-cell>
          <table:table-cell table:style-name="ce39" office:value-type="string">
            <text:p>CAD 0.15</text:p>
          </table:table-cell>
          <table:table-cell table:style-name="ce39"/>
          <table:table-cell table:style-name="ce60"/>
          <table:table-cell table:number-columns-repeated="1014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string">
            <text:p>R7,R8</text:p>
          </table:table-cell>
          <table:table-cell table:style-name="ce20"/>
          <table:table-cell table:style-name="ce32"/>
          <table:table-cell table:style-name="ce39" office:value-type="string">
            <text:p>DigiKey</text:p>
          </table:table-cell>
          <table:table-cell table:style-name="ce42" office:value-type="string">
            <text:p><text:a xlink:href="https://www.digikey.ca/product-detail/en/yageo/RC1206FR-07100RL/311-100FRCT-ND/731438">311-100FRCT-ND</text:a></text:p>
          </table:table-cell>
          <table:table-cell table:style-name="ce34" office:value-type="string">
            <text:p>100 Ohms ±1% 0.25W, 1/4W Chip Resistor 1206 </text:p>
          </table:table-cell>
          <table:table-cell table:style-name="ce39" office:value-type="string">
            <text:p>CAD 0.15</text:p>
          </table:table-cell>
          <table:table-cell table:style-name="ce39"/>
          <table:table-cell table:style-name="ce60"/>
          <table:table-cell table:number-columns-repeated="101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R15</text:p>
          </table:table-cell>
          <table:table-cell table:style-name="ce20"/>
          <table:table-cell table:style-name="ce32"/>
          <table:table-cell table:style-name="ce39" office:value-type="string">
            <text:p>DigiKey</text:p>
          </table:table-cell>
          <table:table-cell table:style-name="ce42" office:value-type="string">
            <text:p><text:a xlink:href="https://www.digikey.ca/product-detail/en/yageo/AC1206FR-07301RL/YAG5398CT-ND/7063741">YAG5398CT-ND</text:a></text:p>
          </table:table-cell>
          <table:table-cell table:style-name="ce34" office:value-type="string">
            <text:p>301 Ohms ±1% 0.25W, 1/4W Chip Resistor 1206  </text:p>
          </table:table-cell>
          <table:table-cell table:style-name="ce39" office:value-type="string">
            <text:p>CAD 0.15</text:p>
          </table:table-cell>
          <table:table-cell table:style-name="ce39"/>
          <table:table-cell table:style-name="ce60"/>
          <table:table-cell table:number-columns-repeated="101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R12</text:p>
          </table:table-cell>
          <table:table-cell table:style-name="ce20"/>
          <table:table-cell table:style-name="ce32"/>
          <table:table-cell table:style-name="ce39" office:value-type="string">
            <text:p>DigiKey</text:p>
          </table:table-cell>
          <table:table-cell table:style-name="ce42" office:value-type="string">
            <text:p><text:a xlink:href="https://www.digikey.ca/product-detail/en/yageo/RC1206FR-07499RL/311-499FRCT-ND/731891">311-499FRCT-ND</text:a></text:p>
          </table:table-cell>
          <table:table-cell table:style-name="ce34" office:value-type="string">
            <text:p>499 Ohms ±1% 0.25W, 1/4W Chip Resistor 1206 </text:p>
          </table:table-cell>
          <table:table-cell table:style-name="ce39" office:value-type="string">
            <text:p>CAD 0.15</text:p>
          </table:table-cell>
          <table:table-cell table:style-name="ce39"/>
          <table:table-cell table:style-name="ce60"/>
          <table:table-cell table:number-columns-repeated="1014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9" office:value-type="string">
            <text:p>R2,R3,R4,R5,R6,R9,R10,R11,R13,R14</text:p>
          </table:table-cell>
          <table:table-cell table:style-name="ce21"/>
          <table:table-cell table:style-name="ce32"/>
          <table:table-cell table:style-name="ce39" office:value-type="string">
            <text:p>DigiKey</text:p>
          </table:table-cell>
          <table:table-cell table:style-name="ce43" office:value-type="string">
            <text:p><text:a xlink:href="https://www.digikey.ca/product-detail/en/yageo/RC1206FR-074K99L/311-4.99KFRCT-ND/731843">311-4.99KFRCT-ND</text:a></text:p>
          </table:table-cell>
          <table:table-cell table:style-name="ce34" office:value-type="string">
            <text:p>4.99 kOhms ±1% 0.25W, 1/4W Chip Resistor 1206 </text:p>
          </table:table-cell>
          <table:table-cell table:style-name="ce39" office:value-type="string">
            <text:p>CAD 0.15</text:p>
          </table:table-cell>
          <table:table-cell table:style-name="ce39"/>
          <table:table-cell table:style-name="ce60"/>
          <table:table-cell table:number-columns-repeated="101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ENC1</text:p>
          </table:table-cell>
          <table:table-cell table:style-name="Default"/>
          <table:table-cell table:style-name="ce32"/>
          <table:table-cell table:style-name="ce39" office:value-type="string">
            <text:p>eBay</text:p>
          </table:table-cell>
          <table:table-cell table:style-name="ce44" office:value-type="string">
            <text:p><text:a xlink:href="https://www.ebay.ca/itm/1pc-KY-040-Rotary-Encoder-Module-for-Arduino-AVR-PIC-Raspberry-Pi-TW/131300411924?hash=item1e921d4a14:g:rAQAAOSwDk5UG~ug:rk:17:pf:0">Rotory Encoder</text:a></text:p>
          </table:table-cell>
          <table:table-cell table:style-name="ce46" office:value-type="string">
            <text:p>Available from different other vendors too.</text:p>
          </table:table-cell>
          <table:table-cell table:style-name="ce39" office:value-type="string">
            <text:p>From CDN 2.00 - 4.00</text:p>
          </table:table-cell>
          <table:table-cell table:style-name="ce49" office:value-type="string">
            <text:p>Has to be unsoldered from module</text:p>
          </table:table-cell>
          <table:table-cell table:style-name="ce60"/>
          <table:table-cell table:number-columns-repeated="1014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8" office:value-type="string">
            <text:p>TRM1,TRM2</text:p>
          </table:table-cell>
          <table:table-cell table:style-name="ce22" office:value-type="string">
            <text:p>Terminal block, PCB mount, 2cct</text:p>
          </table:table-cell>
          <table:table-cell table:style-name="ce34" office:value-type="string">
            <text:p>Kaifeng Electronic Co., Ltd </text:p>
          </table:table-cell>
          <table:table-cell table:style-name="ce39" office:value-type="string">
            <text:p>Amazon</text:p>
          </table:table-cell>
          <table:table-cell table:style-name="ce45" office:value-type="string">
            <text:p><text:a xlink:href="http://www.uxcell.com/10pcs-kf141r-150v-254mm-pitch-green-spring-terminal-block-for-pcb-mounting-p-1202057.html">KF141R-X-2</text:a></text:p>
          </table:table-cell>
          <table:table-cell table:style-name="ce34" office:value-type="string">
            <text:p>uxcell 10pcs KF141V/2cct <text:s/>150V 2A 2.54mm </text:p>
          </table:table-cell>
          <table:table-cell table:style-name="ce39" office:value-type="string">
            <text:p>CAD 5.88/10 pcs</text:p>
          </table:table-cell>
          <table:table-cell table:style-name="ce43" office:value-type="string" table:number-columns-spanned="1" table:number-rows-spanned="2">
            <text:p>Wire Range: 26-20AWG, Strip Length: 11mm</text:p>
          </table:table-cell>
          <table:table-cell table:style-name="ce60"/>
          <table:table-cell table:number-columns-repeated="1014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8" office:value-type="string">
            <text:p>TRM3</text:p>
          </table:table-cell>
          <table:table-cell table:style-name="ce23" office:value-type="string">
            <text:p>Terminal block, PCB mount, 3cct</text:p>
          </table:table-cell>
          <table:table-cell table:style-name="ce34" office:value-type="string">
            <text:p>Kaifeng Electronic Co., Ltd </text:p>
          </table:table-cell>
          <table:table-cell table:style-name="ce39" office:value-type="string">
            <text:p>Amazon</text:p>
          </table:table-cell>
          <table:table-cell table:style-name="ce45" office:value-type="string">
            <text:p><text:a xlink:href="http://www.uxcell.com/10pcs-kf141r-150v-254mm-pitch-green-spring-terminal-block-for-pcb-mounting-p-1202062.html">KF141R-X-3</text:a></text:p>
          </table:table-cell>
          <table:table-cell table:style-name="ce34" office:value-type="string">
            <text:p>uxcell 10pcs KF141V/3cct <text:s/>150V 2A 2.54mm </text:p>
          </table:table-cell>
          <table:table-cell table:style-name="ce39" office:value-type="string">
            <text:p>CAD 5.88/10 pcs</text:p>
          </table:table-cell>
          <table:covered-table-cell table:style-name="ce42"/>
          <table:table-cell table:style-name="ce60"/>
          <table:table-cell table:number-columns-repeated="101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J1</text:p>
          </table:table-cell>
          <table:table-cell table:style-name="ce19" office:value-type="string">
            <text:p>22-05-7028-2</text:p>
          </table:table-cell>
          <table:table-cell table:style-name="ce32" office:value-type="string">
            <text:p>Molex</text:p>
          </table:table-cell>
          <table:table-cell table:style-name="ce39" office:value-type="string">
            <text:p>DigiKey</text:p>
          </table:table-cell>
          <table:table-cell table:style-name="ce46" office:value-type="string">
            <text:p><text:a xlink:href="https://www.digikey.com/product-detail/en/molex-llc/0022057028/WM2784-ND/2405467">WM2784-ND</text:a></text:p>
          </table:table-cell>
          <table:table-cell table:style-name="ce49" office:value-type="string">
            <text:p>CONN HEADER R/A KK 2CKT 2.54MM</text:p>
          </table:table-cell>
          <table:table-cell table:style-name="ce39" office:value-type="string">
            <text:p>CAD 1.10</text:p>
          </table:table-cell>
          <table:table-cell table:style-name="ce39"/>
          <table:table-cell table:style-name="ce60"/>
          <table:table-cell table:number-columns-repeated="1014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10" office:value-type="string">
            <text:p>J2,J3,J4,J5</text:p>
          </table:table-cell>
          <table:table-cell table:style-name="ce24" office:value-type="string">
            <text:p>cut to size</text:p>
          </table:table-cell>
          <table:table-cell table:style-name="ce32"/>
          <table:table-cell table:style-name="ce8" office:value-type="string">
            <text:p>eBay</text:p>
          </table:table-cell>
          <table:table-cell table:style-name="ce32" office:value-type="string">
            <text:p><text:a xlink:href="https://www.ebay.ca/i/222792575708?chn=ps&amp;dispItem=1">0.1" female header</text:a></text:p>
          </table:table-cell>
          <table:table-cell table:style-name="ce34" office:value-type="string">
            <text:p>40pin 2.54mm female header pins Arduino Canada </text:p>
          </table:table-cell>
          <table:table-cell table:style-name="ce32" office:value-type="string">
            <text:p>CAD 1.99/5 pcs + 2.25 ship</text:p>
          </table:table-cell>
          <table:table-cell table:style-name="ce56" office:value-type="string">
            <text:p>electronicsworkshop in Stittsville </text:p>
          </table:table-cell>
          <table:table-cell table:style-name="ce62"/>
          <table:table-cell table:style-name="ce36" table:number-columns-repeated="1013"/>
          <table:table-cell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1" office:value-type="string">
            <text:p>JP2,JPB1,JPB2,JPB3,JPB4</text:p>
          </table:table-cell>
          <table:table-cell table:style-name="ce25" office:value-type="string">
            <text:p>cut to size</text:p>
          </table:table-cell>
          <table:table-cell table:style-name="ce32"/>
          <table:table-cell table:style-name="ce39" office:value-type="string">
            <text:p>eBay</text:p>
          </table:table-cell>
          <table:table-cell table:style-name="ce47" office:value-type="string">
            <text:p><text:a xlink:href="https://www.ebay.ca/itm/40pin-2-54mm-male-headers-for-Arduino-5pcs-Canada/222708994164?hash=item33da7d9074:g:iSUAAOSw0GNbEBdG:rk:8:pf:0">0.1" male header</text:a></text:p>
          </table:table-cell>
          <table:table-cell table:style-name="ce54" office:value-type="string">
            <text:p>40pin 2.54mm male headers for ArduinoCanada </text:p>
          </table:table-cell>
          <table:table-cell table:style-name="ce49" office:value-type="string">
            <text:p>CAD 1.75/5 pcs + 2.25 ship</text:p>
          </table:table-cell>
          <table:table-cell table:style-name="ce56" office:value-type="string">
            <text:p>electronicsworkshop in Stittsville </text:p>
          </table:table-cell>
          <table:table-cell table:style-name="ce63"/>
          <table:table-cell table:number-columns-repeated="101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PCB.</text:p>
          </table:table-cell>
          <table:table-cell table:style-name="ce19"/>
          <table:table-cell table:style-name="ce32"/>
          <table:table-cell table:style-name="ce39"/>
          <table:table-cell table:style-name="ce48" office:value-type="string">
            <text:p>PB_0011-5-4-1</text:p>
          </table:table-cell>
          <table:table-cell table:style-name="ce32" office:value-type="string">
            <text:p>In-house dsign. Manufactured by PCBWay.com</text:p>
          </table:table-cell>
          <table:table-cell table:style-name="ce39" office:value-type="string">
            <text:p>USD 5.00/10 + 30.00 ship</text:p>
          </table:table-cell>
          <table:table-cell table:style-name="ce39"/>
          <table:table-cell table:style-name="ce60"/>
          <table:table-cell table:number-columns-repeated="1014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2" office:value-type="string">
            <text:p>MCP2515 CAN Bus Module TJA1050 Receiver SPI Module for Arduino </text:p>
          </table:table-cell>
          <table:table-cell table:style-name="ce20"/>
          <table:table-cell table:style-name="ce32"/>
          <table:table-cell table:style-name="ce39" office:value-type="string">
            <text:p>eBay/Amazon</text:p>
          </table:table-cell>
          <table:table-cell table:style-name="ce49" office:value-type="string">
            <text:p>CAN Bus module</text:p>
          </table:table-cell>
          <table:table-cell table:style-name="ce45" office:value-type="string">
            <text:p><text:a xlink:href="https://www.ebay.ca/itm/MCP2515-CAN-Bus-Module-TJA1050-Receiver-SPI-Protocol-Module-for-Arduino-ST561/362429511904?hash=item54627b78e0:g:DNUAAOSwIFRbj7lb:rk:3:pf:0">MCP2515 CAN Bus Module, SPI interface</text:a></text:p>
          </table:table-cell>
          <table:table-cell table:style-name="ce39" office:value-type="string">
            <text:p>CAD 2.00 – 5.00</text:p>
          </table:table-cell>
          <table:table-cell table:style-name="ce57" office:value-type="string">
            <text:p>Long delivery time !!!</text:p>
          </table:table-cell>
          <table:table-cell table:style-name="ce64" office:value-type="string">
            <text:p>Remove 2pin blue screw terminal <text:s/></text:p>
          </table:table-cell>
          <table:table-cell table:number-columns-repeated="1014"/>
        </table:table-row>
        <table:table-row table:style-name="ro7">
          <table:table-cell table:style-name="ce4" office:value-type="float" office:value="1">
            <text:p>1</text:p>
          </table:table-cell>
          <table:table-cell table:style-name="ce9" office:value-type="string">
            <text:p>Arduino UNO R3</text:p>
          </table:table-cell>
          <table:table-cell table:style-name="ce19"/>
          <table:table-cell table:style-name="ce32"/>
          <table:table-cell table:style-name="ce39" office:value-type="string">
            <text:p>eBay</text:p>
          </table:table-cell>
          <table:table-cell table:style-name="ce50" office:value-type="string">
            <text:p><text:a xlink:href="https://www.ebay.ca/itm/Arduino-UNO-R3-Atmega328P-compat-16MHz-CH340G-USB-32kB-Flash-Memory-0255/262830262644?hash=item3d31e78974:g:KdEAAOSw0gFaxSJP:rk:14:pf:0">Arduino UNO R3 module</text:a></text:p>
          </table:table-cell>
          <table:table-cell table:style-name="Default"/>
          <table:table-cell table:style-name="ce39" office:value-type="string">
            <text:p>CAD 7.75 + 2.95 ship</text:p>
          </table:table-cell>
          <table:table-cell table:style-name="ce49" office:value-type="string">
            <text:p>Vendor ships from Saskatchewan</text:p>
          </table:table-cell>
          <table:table-cell table:style-name="ce65"/>
          <table:table-cell table:number-columns-repeated="1014"/>
        </table:table-row>
        <table:table-row table:style-name="ro8">
          <table:table-cell table:style-name="ce4" office:value-type="float" office:value="1">
            <text:p>1</text:p>
          </table:table-cell>
          <table:table-cell table:style-name="ce13" office:value-type="string">
            <text:p>5110 LCD Module white backlight</text:p>
          </table:table-cell>
          <table:table-cell table:style-name="ce26" office:value-type="string">
            <text:p>Nokia 5110 LCD graphic display 84 x48, SPI interface </text:p>
          </table:table-cell>
          <table:table-cell table:style-name="ce8" office:value-type="string">
            <text:p>Nokia</text:p>
          </table:table-cell>
          <table:table-cell table:style-name="ce39" office:value-type="string">
            <text:p>eBay</text:p>
          </table:table-cell>
          <table:table-cell table:style-name="ce20" office:value-type="string">
            <text:p><text:a xlink:href="https://www.ebay.ca/itm/Nokia-5110-serial-I2C-LCD-graphic-display-84x48-for-Arduino-Raspberry-etc-0491/262952230744?hash=item3d392c9f58:g:8T4AAOSww9xZK2cm:rk:1:pf:0">Nokia 5110 LCD</text:a></text:p>
          </table:table-cell>
          <table:table-cell table:style-name="ce49" office:value-type="string">
            <text:p>LCD display</text:p>
          </table:table-cell>
          <table:table-cell table:style-name="ce39" office:value-type="string">
            <text:p>CAD 5.49 + 2.95 ship</text:p>
          </table:table-cell>
          <table:table-cell table:style-name="ce58" office:value-type="string">
            <text:p>Vendor has wrong desr. Should read SPI interface. (<text:span text:style-name="T1">NOT I2C</text:span>) Vendor ships from Canada (Saskatchewan)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5"/>
          <table:table-cell table:style-name="ce14" office:value-type="string">
            <text:p>Case </text:p>
          </table:table-cell>
          <table:table-cell table:style-name="ce27"/>
          <table:table-cell table:style-name="ce35"/>
          <table:table-cell table:style-name="ce40"/>
          <table:table-cell table:style-name="ce51"/>
          <table:table-cell table:style-name="ce35" office:value-type="string">
            <text:p>In-house dsign</text:p>
          </table:table-cell>
          <table:table-cell table:style-name="ce40" table:number-columns-repeated="2"/>
          <table:table-cell table:style-name="ce66"/>
          <table:table-cell table:number-columns-repeated="1014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4"/>
          <table:table-cell table:style-name="Default"/>
          <table:table-cell table:number-columns-repeated="1019"/>
        </table:table-row>
        <table:table-row table:style-name="ro9">
          <table:table-cell table:number-columns-repeated="3"/>
          <table:table-cell table:style-name="Default"/>
          <table:table-cell table:number-columns-repeated="1020"/>
        </table:table-row>
        <table:table-row table:style-name="ro9">
          <table:table-cell table:number-columns-repeated="2"/>
          <table:table-cell table:style-name="ce28"/>
          <table:table-cell table:style-name="ce37"/>
          <table:table-cell table:number-columns-repeated="5"/>
          <table:table-cell table:style-name="ce67"/>
          <table:table-cell table:number-columns-repeated="1014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6"/>
          <table:table-cell table:style-name="Default"/>
          <table:table-cell table:number-columns-repeated="1017"/>
        </table:table-row>
        <table:table-row table:style-name="ro9" table:number-rows-repeated="6549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CA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2">01/02/2019</text:date>, <text:time>10:4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8-11-21T17:26:55.79</meta:creation-date>
    <dc:date>2018-11-28T11:19:12.68</dc:date>
    <meta:editing-duration>PT10H51M22S</meta:editing-duration>
    <meta:editing-cycles>41</meta:editing-cycles>
    <meta:generator>OpenOffice.org/3.0$Win32 OpenOffice.org_project/300m9$Build-9358</meta:generator>
    <meta:document-statistic meta:table-count="3" meta:cell-count="153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